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 table:steps="1000" table:maximum-difference="0.00001"/>
      </table:calculation-settings>
      <table:table table:name="Planilha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/J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/J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/P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/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/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L/P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49" calcext:value-type="float">
            <text:p>1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8:06:31.004000000</meta:creation-date>
    <dc:date>2017-06-13T18:38:20.768000000</dc:date>
    <meta:editing-duration>PT16M38S</meta:editing-duration>
    <meta:editing-cycles>1</meta:editing-cycles>
    <meta:document-statistic meta:table-count="1" meta:cell-count="158" meta:object-count="0"/>
    <meta:generator>LibreOffice/4.4.4.3$Windows_x86 LibreOffice_project/2c39ebcf046445232b798108aa8a7e7d89552ea8</meta:generator>
  </office:meta>
</office:document-meta>
</file>